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width="0.035cm" svg:stroke-color="#4696f2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ash" svg:stroke-width="0.035cm" svg:stroke-color="#9c0202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352ce3" draw:marker-start-width="0.279cm" draw:marker-end-width="0.279cm" draw:fill="hatch" draw:fill-color="#352ce3" draw:fill-hatch-name="Blue_20_45_20_Degrees_20_Crossed" draw:textarea-horizontal-align="justify" draw:textarea-vertical-align="middle" draw:auto-grow-height="false" fo:min-height="2.124cm" fo:min-width="3.895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svg:stroke-color="#236305" draw:marker-start-width="0.358cm" draw:marker-end-width="0.358cm" draw:fill="solid" draw:fill-color="#43b30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ot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4696f2" loext:opacity="100%" loext:color-lum-mod="100%" loext:color-lum-off="0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color="#352ce3" draw:fill-hatch-name="Blue_20_45_20_Degrees_20_Crossed"/>
      <style:paragraph-properties fo:text-align="center"/>
    </style:style>
    <style:style style:name="P4" style:family="paragraph">
      <loext:graphic-properties draw:fill="solid" draw:fill-color="#43b30e"/>
      <style:paragraph-properties fo:text-align="center"/>
      <style:text-properties fo:color="#d47c00" loext:opacity="100%" loext:color-lum-mod="100%" loext:color-lum-off="0%"/>
    </style:style>
    <style:style style:name="P5" style:family="paragraph">
      <style:paragraph-properties fo:text-align="center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text-align="center"/>
      <style:text-properties fo:color="#4696f2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4696f2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9c0202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9c0202" loext:opacity="100%" loext:color-lum-mod="100%" loext:color-lum-off="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9c0202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6.948cm" svg:y1="0.802cm" svg:x2="3.448cm" svg:y2="0.802cm">
            <text:p/>
          </draw:line>
          <draw:line draw:style-name="gr2" draw:text-style-name="P2" draw:layer="layout" svg:x1="9.737cm" svg:y1="1.321cm" svg:x2="6.995cm" svg:y2="1.321cm">
            <text:p/>
          </draw:line>
          <draw:custom-shape draw:style-name="gr3" draw:text-style-name="P3" draw:layer="layout" svg:width="4.447cm" svg:height="2.426cm" svg:x="4.906cm" svg:y="2.08cm">
            <text:p/>
            <draw:enhanced-geometry svg:viewBox="0 0 21600 21600" draw:type="rectangle" draw:enhanced-path="M 0 0 L 21600 0 21600 21600 0 21600 0 0 Z N"/>
          </draw:custom-shape>
          <draw:path draw:style-name="gr4" draw:text-style-name="P4" draw:layer="layout" svg:width="11.113cm" svg:height="4.18cm" svg:x="1.943cm" svg:y="0.692cm" svg:viewBox="0 0 11114 4181" svg:d="M0 20c454-59 1482 0 2223 346 741 347 884 963 1111 1387 370 694 741 1041 1481 1387 685 234 596-544 1112-693 821-238 977-1541 1482-1753 437-184 1387 37 1852 0 525-42 1324-347 1853-347 0 693 0 3834 0 3834-1112-20-9722 10-11114-20 0-1041 0-3467 0-4141z">
            <text:p/>
          </draw:path>
          <draw:line draw:style-name="gr5" draw:text-style-name="P5" draw:layer="layout" svg:x1="6.995cm" svg:y1="3.802cm" svg:x2="6.995cm" svg:y2="1.375cm">
            <text:p/>
          </draw:line>
          <draw:line draw:style-name="gr6" draw:text-style-name="P2" draw:layer="layout" svg:x1="6.995cm" svg:y1="0.82cm" svg:x2="6.995cm" svg:y2="3.33cm">
            <text:p/>
          </draw:line>
          <draw:frame draw:style-name="gr7" draw:text-style-name="P7" draw:layer="layout" svg:width="0.92cm" svg:height="0.962cm" svg:x="6.203cm" svg:y="2.024cm">
            <draw:text-box>
              <text:p text:style-name="P6"><text:span text:style-name="T1">H</text:span></text:p>
            </draw:text-box>
          </draw:frame>
          <draw:frame draw:style-name="gr8" draw:text-style-name="P9" draw:layer="layout" svg:width="4.571cm" svg:height="0.645cm" svg:x="2.94cm" svg:y="0.128cm">
            <draw:text-box>
              <text:p text:style-name="P8"><text:span text:style-name="T2">Berge la plus haute</text:span></text:p>
            </draw:text-box>
          </draw:frame>
          <draw:frame draw:style-name="gr9" draw:text-style-name="P11" draw:layer="layout" svg:width="3.91cm" svg:height="0.683cm" svg:x="7.023cm" svg:y="0.651cm">
            <draw:text-box>
              <text:p text:style-name="P10"><text:span text:style-name="T3">Berge la plus bas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Blue_20_45_20_Degrees_20_Crossed" draw:display-name="Blue 45 Degrees Crossed" draw:style="double" draw:color="#2a6099" draw:distance="0.203cm" draw:rotation="450"/>
    <draw:marker draw:name="Arrow" svg:viewBox="0 0 20 20" svg:d="M0 20l10-20 10 20z"/>
    <draw:stroke-dash draw:name="Dash" draw:style="rect" draw:dots1="1" draw:dots1-length="3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28T14:17:41.738000000</meta:creation-date>
    <dc:date>2024-02-28T15:43:23.419000000</dc:date>
    <meta:editing-duration>PT46M49S</meta:editing-duration>
    <meta:editing-cycles>2</meta:editing-cycles>
    <meta:generator>LibreOffice/7.4.6.2$Windows_X86_64 LibreOffice_project/5b1f5509c2decdade7fda905e3e1429a67acd63d</meta:generator>
    <meta:document-statistic meta:object-count="10"/>
  </office:meta>
</office:document-meta>
</file>